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838ef" officeooo:paragraph-rsid="000838e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38ef" officeooo:paragraph-rsid="000838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fbfe8" officeooo:paragraph-rsid="000fbfe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7093" officeooo:paragraph-rsid="000bc49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10bfa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126900" style:font-size-asian="10.5pt" style:font-size-complex="12pt"/>
    </style:style>
    <style:style style:name="P8" style:family="paragraph" style:parent-style-name="Header">
      <style:text-properties officeooo:rsid="000838ef" officeooo:paragraph-rsid="000838ef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a7093" officeooo:paragraph-rsid="00126900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bc498" officeooo:paragraph-rsid="000bc498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26900" officeooo:paragraph-rsid="00126900" style:font-size-asian="10.5pt" style:font-size-complex="12pt"/>
    </style:style>
    <style:style style:name="T1" style:family="text">
      <style:text-properties officeooo:rsid="000bc498"/>
    </style:style>
    <style:style style:name="T2" style:family="text">
      <style:text-properties officeooo:rsid="00126900"/>
    </style:style>
    <style:style style:name="T3" style:family="text">
      <style:text-properties officeooo:rsid="0014a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Neuroscience </text:p>
      <text:p text:style-name="P1">Coursework 2</text:p>
      <text:p text:style-name="P1"/>
      <text:p text:style-name="P2">Question 1</text:p>
      <text:p text:style-name="P4"/>
      <text:p text:style-name="P4">Fano Factor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Window Width</text:p>
          </table:table-cell>
          <table:table-cell table:style-name="Table1.A1" office:value-type="string">
            <text:p text:style-name="P9">0ms <text:span text:style-name="T2">refractor period</text:span></text:p>
          </table:table-cell>
          <table:table-cell table:style-name="Table1.C1" office:value-type="string">
            <text:p text:style-name="P10">5ms <text:span text:style-name="T2">refractor period</text:span></text:p>
          </table:table-cell>
        </table:table-row>
        <table:table-row>
          <table:table-cell table:style-name="Table1.A2" office:value-type="string">
            <text:p text:style-name="P9">10ms</text:p>
          </table:table-cell>
          <table:table-cell table:style-name="Table1.A2" office:value-type="string">
            <text:p text:style-name="P11">0.9999<text:span text:style-name="T3">3</text:span></text:p>
          </table:table-cell>
          <table:table-cell table:style-name="Table1.C2" office:value-type="string">
            <text:p text:style-name="P11">0.74887</text:p>
          </table:table-cell>
        </table:table-row>
        <table:table-row>
          <table:table-cell table:style-name="Table1.A2" office:value-type="string">
            <text:p text:style-name="P9">50ms</text:p>
          </table:table-cell>
          <table:table-cell table:style-name="Table1.A2" office:value-type="string">
            <text:p text:style-name="P11">0.99305</text:p>
          </table:table-cell>
          <table:table-cell table:style-name="Table1.C2" office:value-type="string">
            <text:p text:style-name="P11">0.6934<text:span text:style-name="T3">2</text:span></text:p>
          </table:table-cell>
        </table:table-row>
        <table:table-row>
          <table:table-cell table:style-name="Table1.A2" office:value-type="string">
            <text:p text:style-name="P9">100ms</text:p>
          </table:table-cell>
          <table:table-cell table:style-name="Table1.A2" office:value-type="string">
            <text:p text:style-name="P11">0.99360</text:p>
          </table:table-cell>
          <table:table-cell table:style-name="Table1.C2" office:value-type="string">
            <text:p text:style-name="P11">0.68337</text:p>
          </table:table-cell>
        </table:table-row>
      </table:table>
      <text:p text:style-name="P4"/>
      <text:p text:style-name="P4">Coefficient of Variation:</text:p>
      <text:p text:style-name="P4"/>
      <text:p text:style-name="P5">0ms refractory period: <text:span text:style-name="T1">0.99766</text:span></text:p>
      <text:p text:style-name="P5">5ms refractory period: <text:span text:style-name="T1">0.82726</text:span></text:p>
      <text:p text:style-name="P5"/>
      <text:p text:style-name="P3">Question 2</text:p>
      <text:p text:style-name="P3"/>
      <text:p text:style-name="P6">Fano Factor for Rho spike train: 0.9106<text:span text:style-name="T3">7</text:span></text:p>
      <text:p text:style-name="P7">Coefficient of variation: <text:span text:style-name="T2">2.00852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38ef" officeooo:paragraph-rsid="000838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r16338<text:tab/><text:tab/>Michael Roll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15:40.506649160</meta:creation-date>
    <dc:date>2019-03-23T16:46:04.174544764</dc:date>
    <meta:editing-duration>PT1H59M53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23" meta:word-count="52" meta:character-count="361" meta:non-whitespace-character-count="330"/>
  </office:meta>
</office:document-meta>
</file>